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5b675"/>
    </style:style>
    <style:style style:name="P2" style:family="paragraph" style:parent-style-name="Standard">
      <style:text-properties officeooo:paragraph-rsid="0015b675"/>
    </style:style>
    <style:style style:name="P3" style:family="paragraph" style:parent-style-name="Standard">
      <style:text-properties fo:font-weight="bold" officeooo:rsid="001df1c6" officeooo:paragraph-rsid="001df1c6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ircular Left shifted array</text:p>
      <text:p text:style-name="P1"/>
      <text:p text:style-name="P1">#include&lt;iostream&gt;</text:p>
      <text:p text:style-name="P1">using namespace std;</text:p>
      <text:p text:style-name="P1">int main(){</text:p>
      <text:p text:style-name="P1"><text:s text:c="2"/>int n;</text:p>
      <text:p text:style-name="P1"><text:s text:c="2"/>cout&lt;&lt;"Enter the size of array ";</text:p>
      <text:p text:style-name="P1"><text:s text:c="2"/>cin&gt;&gt;n;</text:p>
      <text:p text:style-name="P1"><text:s text:c="2"/>int arr[n];</text:p>
      <text:p text:style-name="P1"><text:s text:c="2"/>cout&lt;&lt;"Enter the <text:s/>array <text:s/>";</text:p>
      <text:p text:style-name="P1"><text:s text:c="2"/>for(int i=0;i&lt;n;i++){</text:p>
      <text:p text:style-name="P1"><text:s text:c="6"/>cin&gt;&gt;arr[i];</text:p>
      <text:p text:style-name="P1"><text:s text:c="2"/>}</text:p>
      <text:p text:style-name="P1"><text:s text:c="2"/>int temp,i,j;</text:p>
      <text:p text:style-name="P1"><text:s text:c="3"/>temp = arr[0];</text:p>
      <text:p text:style-name="P1"><text:s text:c="3"/>for( i=0;i&lt;n;i++){</text:p>
      <text:p text:style-name="P1"><text:s text:c="5"/>arr[i-1] = arr[i];</text:p>
      <text:p text:style-name="P1"><text:s text:c="5"/>}</text:p>
      <text:p text:style-name="P1"><text:s text:c="4"/>arr[n-1]=temp;</text:p>
      <text:p text:style-name="P1"><text:s text:c="3"/>cout&lt;&lt;"The left shifted array is "&lt;&lt;endl;</text:p>
      <text:p text:style-name="P1"><text:s text:c="3"/>for(int i=0;i&lt;n;i++){</text:p>
      <text:p text:style-name="P1"><text:s text:c="6"/>cout&lt;&lt;arr[i];</text:p>
      <text:p text:style-name="P1"><text:s text:c="2"/>}</text:p>
      <text:p text:style-name="P1"><text:s text:c="2"/>return 0;</text:p>
      <text:p text:style-name="P1"><text:s text:c="9"/>}</text:p>
      <text:p text:style-name="P1"><text:s text:c="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8T10:56:25.057710883</meta:creation-date>
    <dc:date>2022-06-30T16:06:36.975308636</dc:date>
    <meta:editing-duration>PT6H5M15S</meta:editing-duration>
    <meta:editing-cycles>14</meta:editing-cycles>
    <meta:generator>LibreOffice/6.4.7.2$Linux_X86_64 LibreOffice_project/40$Build-2</meta:generator>
    <meta:document-statistic meta:table-count="0" meta:image-count="0" meta:object-count="0" meta:page-count="1" meta:paragraph-count="25" meta:word-count="54" meta:character-count="427" meta:non-whitespace-character-count="326"/>
  </office:meta>
</office:document-meta>
</file>